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ee0e8" officeooo:paragraph-rsid="000ee0e8"/>
    </style:style>
    <style:style style:name="P8" style:family="paragraph" style:parent-style-name="Table_20_Contents">
      <style:text-properties officeooo:rsid="0010b59f" officeooo:paragraph-rsid="0010b59f"/>
    </style:style>
    <style:style style:name="P9" style:family="paragraph" style:parent-style-name="Table_20_Contents">
      <style:text-properties officeooo:rsid="00112507" officeooo:paragraph-rsid="00112507"/>
    </style:style>
    <style:style style:name="P10" style:family="paragraph" style:parent-style-name="Table_20_Contents">
      <style:text-properties officeooo:rsid="0011bd96" officeooo:paragraph-rsid="0011bd96"/>
    </style:style>
    <style:style style:name="P11" style:family="paragraph" style:parent-style-name="Table_20_Contents">
      <style:text-properties officeooo:rsid="0012c64e" officeooo:paragraph-rsid="0012c64e"/>
    </style:style>
    <style:style style:name="P12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3" style:family="paragraph" style:parent-style-name="Table_20_Contents">
      <style:text-properties officeooo:rsid="0011bd96" officeooo:paragraph-rsid="0011bd96"/>
    </style:style>
    <style:style style:name="P14" style:family="paragraph" style:parent-style-name="Table_20_Contents">
      <style:text-properties officeooo:rsid="00147325" officeooo:paragraph-rsid="0018496b"/>
    </style:style>
    <style:style style:name="P15" style:family="paragraph" style:parent-style-name="Table_20_Contents">
      <style:text-properties officeooo:rsid="0018df27" officeooo:paragraph-rsid="0018df27"/>
    </style:style>
    <style:style style:name="P16" style:family="paragraph" style:parent-style-name="Table_20_Contents">
      <style:text-properties officeooo:rsid="00198cb4" officeooo:paragraph-rsid="00198cb4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47325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2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4. Automatización de tare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Jose Miguel Hernández Garcí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4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En primer lugar he instalado el demonio atd y posteriormente he aplicado la siguiente orden:</text:p>
            <text:p text:style-name="P8">ps -ef </text:p>
            <text:p text:style-name="P8">Donde se muestra</text:p>
            <text:p text:style-name="P8">UID <text:s text:c="8"/>PID <text:s text:c="9"/>PPID <text:s text:c="5"/>C <text:s text:c="4"/>STIME <text:s text:c="7"/>TTY <text:s text:c="21"/>TIME <text:s text:c="8"/>CMD</text:p>
            <text:p text:style-name="P8">root <text:s text:c="12"/>1 <text:s text:c="15"/>0 <text:s text:c="5"/>0 <text:s text:c="4"/>13:07 <text:s text:c="10"/>? <text:s text:c="21"/>00:00:00 <text:s text:c="7"/>/sbin/init</text:p>
            <text:p text:style-name="P8">… </text:p>
            <text:p text:style-name="P8">…</text:p>
            <text:p text:style-name="P8">root <text:s text:c="7"/>1166 <text:s text:c="14"/>1 <text:s text:c="5"/>0 <text:s text:c="4"/>13:07 <text:s text:c="10"/>? <text:s text:c="21"/>00:00:00 <text:s text:c="6"/>crond</text:p>
            <text:p text:style-name="P8">root <text:s text:c="7"/>1205 <text:s text:c="14"/>1 <text:s text:c="5"/>0 <text:s text:c="4"/>13:07 <text:s text:c="10"/>? <text:s text:c="21"/>00:00:00 <text:s text:c="6"/>atd</text:p>
            <text:p text:style-name="P8"/>
            <text:p text:style-name="P8">Donde podemos ver que el padre de ambos procesos es el primero (1) /sbin/init.</text:p>
            <text:p text:style-name="P8">No tienen ningun terminal asociado y su usuario, en ambos demonios es root.</text:p>
          </table:table-cell>
        </table:table-row>
      </table:table>
      <text:p text:style-name="Standard"/>
      <text:p text:style-name="Standard">Mi solución a la <text:span text:style-name="T2">actividad 4.4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20. El directorio de trabajo se mantiene desde el momento que invocamos la orden at, por tanto, sí hereda el directorio del proceso que invoca a la orden at.</text:p>
            <text:p text:style-name="P9"/>
            <text:p text:style-name="P10">21. La máscara que se le asigna es umask= 022. Y al igual que el directorio de trabajo, esta se mantiene desde el momento que se invoca, por tanto la hereda.</text:p>
            <text:p text:style-name="P10"/>
            <text:p text:style-name="P10">22. Finalmente, vemos que el entorno también se mantiene desde el momento de la invocación, excepto las siguientes variables:</text:p>
            <text:p text:style-name="P10">BASH_VERSINFO, DISPLAY, EUIDE, GROUPS, SHELLOPTS, TERM, UID...</text:p>
          </table:table-cell>
        </table:table-row>
      </table:table>
      <text:p text:style-name="Standard"/>
      <text:p text:style-name="Standard">Mi solución a la <text:span text:style-name="T2">actividad 4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En primer lugar, el script utilizado ha sido:</text:p>
            <text:p text:style-name="P11">#!/bin/bash</text:p>
            <text:p text:style-name="P11">find -mtime 1 &gt; modificados<text:span text:style-name="T4">=</text:span>`date +%Y-%j-%T`</text:p>
            <text:p text:style-name="P11"/>
            <text:p text:style-name="P11"/>
            <text:p text:style-name="P14"><text:soft-page-break/>y posteriormente he utilizado la orden</text:p>
            <text:p text:style-name="P14">:at -f guion-ejercicio-4.6 now+1 day</text:p>
          </table:table-cell>
        </table:table-row>
      </table:table>
      <text:p text:style-name="Standard"/>
      <text:p text:style-name="Standard">En la <text:span text:style-name="T2">actividad 4.11 </text:span><text:span text:style-name="T3">el contenido de mi script </text:span><text:span text:style-name="T2">reducelista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5">El script que he utilizado ha sido el siguiente:</text:p>
            <text:p text:style-name="P15">#!/bin/bash</text:p>
            <text:p text:style-name="P15">tail -n 10 /tmp/listacores &gt; tmp/temporal</text:p>
            <text:p text:style-name="P15">rm /tmp/listacores</text:p>
            <text:p text:style-name="P15">mv /tmp temporal /tmp/listacores</text:p>
            <text:p text:style-name="P15"/>
          </table:table-cell>
        </table:table-row>
      </table:table>
      <text:p text:style-name="Standard"/>
      <text:p text:style-name="Standard">En la <text:span text:style-name="T2">actividad 4.13</text:span> el contenido de mi archivo crontab llamado <text:span text:style-name="T2">crontab-reducelista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6">El contenido de mi archivo crontab ha sido:</text:p>
            <text:p text:style-name="P16">SHELL=/bin/sh</text:p>
            <text:p text:style-name="P16">PATH=/home/ixjosemi/SO/Practices/:/home/ixjosemi/SO:/usr/local/sbin:/usr/local/bin:/usr/sbin:/usr/bin:/sbin:/bin:/usr/games</text:p>
            <text:p text:style-name="P16">* * * * * reducelista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3</meta:editing-cycles>
    <meta:creation-date>2011-10-05T09:46:35.67</meta:creation-date>
    <meta:editing-duration>PT22H26M13S</meta:editing-duration>
    <meta:generator>LibreOffice/5.0.6.2$Linux_X86_64 LibreOffice_project/00m0$Build-2</meta:generator>
    <dc:date>2016-10-23T11:49:07.026810325</dc:date>
    <meta:print-date>2011-10-06T10:39:21.37</meta:print-date>
    <meta:document-statistic meta:table-count="11" meta:image-count="1" meta:object-count="0" meta:page-count="3" meta:paragraph-count="47" meta:word-count="395" meta:character-count="2719" meta:non-whitespace-character-count="2089"/>
    <meta:user-defined meta:name="Información 1"/>
    <meta:user-defined meta:name="Información 2"/>
    <meta:user-defined meta:name="Información 3"/>
    <meta:user-defined meta:name="Información 4"/>
  </office:meta>
</office:document-meta>
</file>